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416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61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0.7813in"/>
    </style:style>
    <style:style style:name="Table1.D" style:family="table-column">
      <style:table-column-properties style:column-width="0.8438in"/>
    </style:style>
    <style:style style:name="Table1.E" style:family="table-column">
      <style:table-column-properties style:column-width="0.8021in"/>
    </style:style>
    <style:style style:name="Table1.G" style:family="table-column">
      <style:table-column-properties style:column-width="0.9896in"/>
    </style:style>
    <style:style style:name="Table1.H" style:family="table-column">
      <style:table-column-properties style:column-width="0.9688in"/>
    </style:style>
    <style:style style:name="Table1.I" style:family="table-column">
      <style:table-column-properties style:column-width="1.1049in"/>
    </style:style>
    <style:style style:name="Table1.J" style:family="table-column">
      <style:table-column-properties style:column-width="1.0715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417in" fo:padding-right="0.0417in" fo:padding-top="0.0278in" fo:padding-bottom="0.0278in" fo:border="0.75pt solid #cccccc"/>
    </style:style>
    <style:style style:name="Table1.A2" style:family="table-cell">
      <style:table-cell-properties style:vertical-align="bottom" fo:padding-left="0.0417in" fo:padding-right="0.0417in" fo:padding-top="0.0278in" fo:padding-bottom="0.0278in" fo:border-left="0.75pt solid #cccccc" fo:border-right="0.75pt solid #cccccc" fo:border-top="0.75pt solid #cccccc" fo:border-bottom="0.75pt solid #000000"/>
    </style:style>
    <style:style style:name="Table1.A3" style:family="table-cell">
      <style:table-cell-properties style:vertical-align="bottom" fo:padding-left="0.0417in" fo:padding-right="0.0417in" fo:padding-top="0.0278in" fo:padding-bottom="0.0278in" fo:border-left="0.75pt solid #000000" fo:border-right="0.75pt solid #000000" fo:border-top="0.75pt solid #cccccc" fo:border-bottom="0.75pt solid #000000"/>
    </style:style>
    <style:style style:name="Table1.B3" style:family="table-cell">
      <style:table-cell-properties style:vertical-align="bottom" fo:padding-left="0.0417in" fo:padding-right="0.0417in" fo:padding-top="0.0278in" fo:padding-bottom="0.0278in" fo:border-left="0.75pt solid #cccccc" fo:border-right="0.75pt solid #000000" fo:border-top="0.75pt solid #cccccc" fo:border-bottom="0.75pt solid #000000"/>
    </style:style>
    <style:style style:name="Table1.J25" style:family="table-cell">
      <style:table-cell-properties style:vertical-align="" fo:padding="0.0694in" fo:border="none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loext:graphic-properties draw:fill="solid" draw:fill-color="#ffffff"/>
      <style:paragraph-properties fo:background-color="#ffffff" fo:padding="0in" fo:border="none"/>
    </style:style>
    <style:style style:name="P3" style:family="paragraph" style:parent-style-name="Standard" style:list-style-name="WWNum5">
      <style:paragraph-properties fo:margin-left="0.75in" fo:margin-right="0in" fo:text-indent="-0.25in" style:auto-text-indent="false" fo:padding="0in" fo:border="none"/>
    </style:style>
    <style:style style:name="P4" style:family="paragraph" style:parent-style-name="Standard" style:list-style-name="WWNum2">
      <style:paragraph-properties fo:margin-left="0.75in" fo:margin-right="0in" fo:text-indent="-0.25in" style:auto-text-indent="false" fo:padding="0in" fo:border="none"/>
    </style:style>
    <style:style style:name="P5" style:family="paragraph" style:parent-style-name="Standard" style:list-style-name="WWNum15">
      <style:paragraph-properties fo:margin-left="0.75in" fo:margin-right="0in" fo:text-indent="-0.25in" style:auto-text-indent="false" fo:padding="0in" fo:border="none"/>
    </style:style>
    <style:style style:name="P6" style:family="paragraph" style:parent-style-name="Standard" style:list-style-name="WWNum7">
      <style:paragraph-properties fo:margin-left="0.75in" fo:margin-right="0in" fo:text-indent="-0.25in" style:auto-text-indent="false" fo:padding="0in" fo:border="none"/>
    </style:style>
    <style:style style:name="P7" style:family="paragraph" style:parent-style-name="Standard" style:list-style-name="WWNum10">
      <style:paragraph-properties fo:margin-left="0.75in" fo:margin-right="0in" fo:text-indent="-0.25in" style:auto-text-indent="false" fo:padding="0in" fo:border="none"/>
    </style:style>
    <style:style style:name="P8" style:family="paragraph" style:parent-style-name="Standard" style:list-style-name="WWNum14">
      <style:paragraph-properties fo:margin-left="1.25in" fo:margin-right="0in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1.25in" fo:margin-right="0in" fo:text-indent="-0.25in" style:auto-text-indent="false" fo:padding="0in" fo:border="none"/>
    </style:style>
    <style:style style:name="P10" style:family="paragraph" style:parent-style-name="Standard" style:list-style-name="WWNum9">
      <style:paragraph-properties fo:margin-left="1.25in" fo:margin-right="0in" fo:text-indent="-0.25in" style:auto-text-indent="false" fo:padding="0in" fo:border="none"/>
    </style:style>
    <style:style style:name="P11" style:family="paragraph" style:parent-style-name="Standard" style:list-style-name="WWNum12">
      <style:paragraph-properties fo:margin-left="1.25in" fo:margin-right="0in" fo:text-indent="-0.25in" style:auto-text-indent="false" fo:padding="0in" fo:border="none"/>
    </style:style>
    <style:style style:name="P12" style:family="paragraph" style:parent-style-name="Standard" style:list-style-name="WWNum4">
      <style:paragraph-properties fo:margin-left="1.25in" fo:margin-right="0in" fo:text-indent="-0.25in" style:auto-text-indent="false" fo:padding="0in" fo:border="none"/>
    </style:style>
    <style:style style:name="P13" style:family="paragraph" style:parent-style-name="Standard" style:list-style-name="WWNum3">
      <style:paragraph-properties fo:margin-left="1.25in" fo:margin-right="0in" fo:text-indent="-0.25in" style:auto-text-indent="false" fo:padding="0in" fo:border="none"/>
    </style:style>
    <style:style style:name="P14" style:family="paragraph" style:parent-style-name="Standard" style:list-style-name="WWNum8">
      <style:paragraph-properties fo:margin-left="1.25in" fo:margin-right="0in" fo:text-indent="-0.25in" style:auto-text-indent="false" fo:padding="0in" fo:border="none"/>
    </style:style>
    <style:style style:name="P15" style:family="paragraph" style:parent-style-name="Standard" style:list-style-name="WWNum13">
      <style:paragraph-properties fo:margin-left="1.25in" fo:margin-right="0in" fo:text-indent="-0.25in" style:auto-text-indent="false" fo:padding="0in" fo:border="none"/>
    </style:style>
    <style:style style:name="P16" style:family="paragraph" style:parent-style-name="Standard" style:list-style-name="WWNum6">
      <style:paragraph-properties fo:margin-left="1.25in" fo:margin-right="0in" fo:text-indent="-0.25in" style:auto-text-indent="false" fo:padding="0in" fo:border="none"/>
    </style:style>
    <style:style style:name="P17" style:family="paragraph" style:parent-style-name="Standard" style:list-style-name="WWNum10">
      <style:paragraph-properties fo:margin-left="1in" fo:margin-right="0in" fo:text-indent="-0.25in" style:auto-text-indent="false" fo:padding="0in" fo:border="none"/>
    </style:style>
    <style:style style:name="P18" style:family="paragraph" style:parent-style-name="Standard" style:list-style-name="WWNum11">
      <style:paragraph-properties fo:margin-left="1in" fo:margin-right="0in" fo:text-indent="-0.25in" style:auto-text-indent="false" fo:padding="0in" fo:border="none"/>
    </style:style>
    <style:style style:name="P19" style:family="paragraph" style:parent-style-name="Standard" style:list-style-name="WWNum16">
      <style:paragraph-properties fo:margin-left="1in" fo:margin-right="0in" fo:text-indent="-0.25in" style:auto-text-indent="false" fo:padding="0in" fo:border="none"/>
    </style:style>
    <style:style style:name="P20" style:family="paragraph" style:parent-style-name="Standard">
      <style:paragraph-properties fo:margin-left="0in" fo:margin-right="0in" fo:text-indent="0in" style:auto-text-indent="false" fo:padding="0in" fo:border="none"/>
    </style:style>
    <style:style style:name="P21" style:family="paragraph" style:parent-style-name="Standard">
      <style:paragraph-properties fo:margin-left="1in" fo:margin-right="0in" fo:text-indent="0in" style:auto-text-indent="false" fo:padding="0in" fo:border="none"/>
    </style:style>
    <style:style style:name="P22" style:family="paragraph" style:parent-style-name="Standard">
      <style:paragraph-properties fo:margin-left="0.5in" fo:margin-right="0in" fo:text-indent="0in" style:auto-text-indent="false" fo:padding="0in" fo:border="none"/>
    </style:style>
    <style:style style:name="P23" style:family="paragraph" style:parent-style-name="Standard">
      <style:paragraph-properties fo:margin-left="0in" fo:margin-right="0in" fo:text-indent="0.5in" style:auto-text-indent="false" fo:padding="0in" fo:border="none"/>
    </style:style>
    <style:style style:name="P24" style:family="paragraph" style:parent-style-name="Standard" style:master-page-name="Standard">
      <loext:graphic-properties draw:fill="solid" draw:fill-color="#ffffff"/>
      <style:paragraph-properties style:page-number="1" fo:background-color="#ffffff" fo:padding="0in" fo:border="none"/>
    </style:style>
    <style:style style:name="P25" style:family="paragraph" style:parent-style-name="Standard" style:list-style-name="WWNum12">
      <style:paragraph-properties fo:margin-left="1.5in" fo:margin-right="0in" fo:text-indent="-0.25in" style:auto-text-indent="false" fo:padding="0in" fo:border="non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0pt" style:font-size-asian="10pt" style:font-size-complex="10pt"/>
    </style:style>
    <style:style style:name="P28" style:family="paragraph" style:parent-style-name="Standard" style:master-page-name="Converted1">
      <loext:graphic-properties draw:fill="solid" draw:fill-color="#ffffff"/>
      <style:paragraph-properties style:page-number="auto" fo:background-color="#ffffff" fo:padding="0in" fo:border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underline-style="none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/>Vorbereitung Boot 2022 </text:p>
      <text:p text:style-name="P2">Teams meeting 4.11.2021 </text:p>
      <text:p text:style-name="P2"/>
      <text:list xml:id="list2924263250" text:style-name="WWNum5">
        <text:list-item>
          <text:p text:style-name="P3">Stand der Finanzierung/Organisatorisches/Workshops </text:p>
        </text:list-item>
      </text:list>
      <text:list xml:id="list2962406308" text:style-name="WWNum14">
        <text:list-item>
          <text:p text:style-name="P8">Stand ist bestätigt</text:p>
        </text:list-item>
        <text:list-item>
          <text:p text:style-name="P8">Kisten für flightcases mitbringen!</text:p>
        </text:list-item>
      </text:list>
      <text:list xml:id="list1519794700" text:style-name="WWNum1">
        <text:list-item>
          <text:p text:style-name="P9">1x flightcase, ggf. Michael abschliessbare Faecher (Wachdienst und Art/ Größe Fächer klären)</text:p>
        </text:list-item>
      </text:list>
      <text:list xml:id="list3074026323" text:style-name="WWNum9">
        <text:list-item>
          <text:p text:style-name="P10">SignalK Thomas Workshop</text:p>
        </text:list-item>
      </text:list>
      <text:list xml:id="list2561305299" text:style-name="WWNum12">
        <text:list-item>
          <text:p text:style-name="P11">o-charts anfragen wegen Karten Andreas V., ggf. Vortrag Ok, QR code für ocharts</text:p>
        </text:list-item>
        <text:list-item>
          <text:p text:style-name="P11">Lizenzanzahl für o-charts festlegen (5x Workshops + …)</text:p>
        </text:list-item>
      </text:list>
      <text:list xml:id="list888845774" text:style-name="WWNum2">
        <text:list-item>
          <text:p text:style-name="P4">Workshops:<text:line-break/>- Beteiligung JoyIt<text:line-break/>- Liste unten <text:line-break/>-&gt; Ausfüllen zur nächsten Runde (alle) mit Namen</text:p>
        </text:list-item>
      </text:list>
      <text:list xml:id="list2872643209" text:style-name="WWNum15">
        <text:list-item>
          <text:p text:style-name="P5">Konzept Stand </text:p>
        </text:list-item>
      </text:list>
      <text:list xml:id="list3287902161" text:style-name="WWNum4">
        <text:list-item>
          <text:p text:style-name="P12">LAN Kabel -&gt; Norbert</text:p>
        </text:list-item>
      </text:list>
      <text:list xml:id="list789278822" text:style-name="WWNum3">
        <text:list-item>
          <text:p text:style-name="P13">Netzwerk-Konzept , feste Adressen -&gt; extra Tabelle im GitHub -&gt; Norbert</text:p>
        </text:list-item>
      </text:list>
      <text:list xml:id="list2716031773" text:style-name="WWNum7">
        <text:list-item>
          <text:p text:style-name="P6">Vortraege: </text:p>
        </text:list-item>
      </text:list>
      <text:list xml:id="list777055796" text:style-name="WWNum8">
        <text:list-item>
          <text:p text:style-name="P14">-&gt; Norbert Liste bei GitHub , Anfrage Hinerk Time slots</text:p>
        </text:list-item>
      </text:list>
      <text:list xml:id="list3046718696" text:style-name="WWNum10">
        <text:list-item>
          <text:p text:style-name="P7">Projekte: </text:p>
          <text:list>
            <text:list-item>
              <text:p text:style-name="P17">Netzteil 12V-&gt; Chris<text:line-break/>separate Kabel zum Netzteil</text:p>
            </text:list-item>
            <text:list-item>
              <text:p text:style-name="P17">Ethernet Switch +Kabel Norbert</text:p>
            </text:list-item>
            <text:list-item>
              <text:p text:style-name="P17">Neuer Windsensor <text:s/>(Norbert) </text:p>
            </text:list-item>
            <text:list-item>
              <text:p text:style-name="P17"><text:soft-page-break/>Windsensor W132 mit NMEA2000 (Julian) N2KBus</text:p>
            </text:list-item>
            <text:list-item>
              <text:p text:style-name="P17">MFD (Norbert) Anbindung noch unklar</text:p>
            </text:list-item>
            <text:list-item>
              <text:p text:style-name="P17">Plotter (Chris) <text:s/>4x<text:line-break/>1x Resistiv AvNav an N2K<text:line-break/>1x Kapazitiver Touch an N2K</text:p>
            </text:list-item>
            <text:list-item>
              <text:p text:style-name="P17">2x MCS (Thomas), 1x Android Display, Martin: OP Image </text:p>
            </text:list-item>
            <text:list-item>
              <text:p text:style-name="P17">2x Autoradios (Norbert) AvNav als App, BonjourBrowser</text:p>
            </text:list-item>
            <text:list-item>
              <text:p text:style-name="P17">Batteriemonitor (Norbert) an SK über WLAN</text:p>
            </text:list-item>
            <text:list-item>
              <text:p text:style-name="P17">Lora Bootsmonitor (Norbert) </text:p>
            </text:list-item>
            <text:list-item>
              <text:p text:style-name="P17">N2k Bus mit Simulationsdaten Andreas K.<text:line-break/>-&gt; alternativ Simulation über SK<text:line-break/>-&gt; T-Stücke + Anschlusskabel -&gt; Chris<text:line-break/>Bus sichtbar, Stichleitungen</text:p>
            </text:list-item>
            <text:list-item>
              <text:p text:style-name="P17">NMEA0183 dran (ESP32 Konverter) Einspeisung in N2K Andreas K </text:p>
            </text:list-item>
            <text:list-item>
              <text:p text:style-name="P17">M5Stack Atom CanBus (Andreas V) Daten von N2K </text:p>
            </text:list-item>
            <text:list-item>
              <text:p text:style-name="P17">Shelly Module (Michael?) </text:p>
            </text:list-item>
            <text:list-item>
              <text:p text:style-name="P17">Sattelitenschüssel Andreas K.</text:p>
            </text:list-item>
            <text:list-item>
              <text:p text:style-name="P17">I2C-Module zur Bootsautomation Norbert</text:p>
            </text:list-item>
            <text:list-item>
              <text:p text:style-name="P17">Sensor Roovi Tag in SignalK Norbert</text:p>
            </text:list-item>
            <text:list-item>
              <text:p text:style-name="P17">Burkhard J1939-N2K</text:p>
            </text:list-item>
            <text:list-item>
              <text:p text:style-name="P17">B&amp;G Plotter Thomas, Karte?</text:p>
            </text:list-item>
            <text:list-item>
              <text:p text:style-name="P17">Julian 4 Laptops (1x dediziert für OpenPlotter), VNC, Arduino IDE</text:p>
            </text:list-item>
          </text:list>
        </text:list-item>
      </text:list>
      <text:p text:style-name="P1"><text:tab/>6. Tafeln</text:p>
      <text:list xml:id="list2893891067" text:style-name="WWNum11">
        <text:list-item>
          <text:p text:style-name="P18">Norbert: 3 Tafeln</text:p>
        </text:list-item>
        <text:list-item>
          <text:p text:style-name="P18">Andreas K: kleine Tafel</text:p>
        </text:list-item>
        <text:list-item>
          <text:p text:style-name="P18">Chris: <text:s/>1 Tafel</text:p>
        </text:list-item>
        <text:list-item>
          <text:p text:style-name="P18"><text:soft-page-break/>Julian: -&gt; mit bei Norbert</text:p>
        </text:list-item>
        <text:list-item>
          <text:p text:style-name="P18">Thomas: 2x MCS, 1 Display Android, Module</text:p>
        </text:list-item>
        <text:list-item>
          <text:p text:style-name="P18">Andreas V: kleine Tafel mit Tablet?</text:p>
        </text:list-item>
        <text:list-item>
          <text:p text:style-name="P18">Skizze mit Plätzen Dirk (-&gt;Norbert)</text:p>
        </text:list-item>
        <text:list-item>
          <text:p text:style-name="P18">Skizze für Board von Norbert OK</text:p>
        </text:list-item>
      </text:list>
      <text:p text:style-name="P20"><text:s text:c="12"/>7. Flyer/Content Banderole</text:p>
      <text:list xml:id="list3310203543" text:style-name="WWNum16">
        <text:list-item>
          <text:p text:style-name="P19">QR Codes für Projekte</text:p>
        </text:list-item>
        <text:list-item>
          <text:p text:style-name="P19">Projekte auf OpenBoatProjects</text:p>
        </text:list-item>
        <text:list-item>
          <text:p text:style-name="P19">Content für Monitore</text:p>
        </text:list-item>
      </text:list>
      <text:p text:style-name="P21"/>
      <text:p text:style-name="P22">8. Simulation für N2K</text:p>
      <text:p text:style-name="P22">Welche Daten woher:<text:line-break/>- Basisdaten aus dem Track Oleg, Michael, Andreas V.<text:line-break/> <text:s/>auf dem Pi IP-&gt;SignalK-&gt;N2K oder Wandler von Andreas K.<text:line-break/>- Simulator</text:p>
      <text:p text:style-name="P22">- Realdaten</text:p>
      <text:p text:style-name="P20">→ bis zum nächsten Mal hier eintragen was woher (als 0183 sentences, bzw. PGNs)</text:p>
      <text:p text:style-name="P23">9. Naechste Schritte: </text:p>
      <text:list xml:id="list3653021377" text:style-name="WWNum13">
        <text:list-item>
          <text:p text:style-name="P15">Klarheit über Anordnung der Exponate -&gt;Skizzen</text:p>
        </text:list-item>
      </text:list>
      <text:list xml:id="list1090513307" text:style-name="WWNum6">
        <text:list-item>
          <text:p text:style-name="P16">WordPress Zugang für Julian, Chris, Martin OK</text:p>
        </text:list-item>
        <text:list-item>
          <text:p text:style-name="P16">Julian Verfügbarkeit W132 prüfen : letzte 7<text:line-break/>-&gt; Entscheidung welcher Windsensor</text:p>
        </text:list-item>
      </text:list>
      <text:p text:style-name="P2"/>
      <text:p text:style-name="P2"/>
      <text:p text:style-name="P2">-&gt; naechste Runde 18.11.</text:p>
      <text:p text:style-name="P28">Workshops:</text:p>
      <text:list xml:id="list113439497427861" text:continue-list="list2561305299" text:style-name="WWNum12">
        <text:list-item>
          <text:list>
            <text:list-item>
              <text:list>
                <text:list-item>
                  <text:p text:style-name="P25">Vorbereitung auf kabelgebundene Netzwerke pro Gruppentisch:</text:p>
                </text:list-item>
                <text:list-item>
                  <text:p text:style-name="P25">Michael fragt bei M;esse an, ob 16x Lightning-Lan-Adapter finanziert werden können. (Mail an Hinnerk ist raus)</text:p>
                </text:list-item>
              </text:list>
            </text:list-item>
          </text:list>
        </text:list-item>
      </text:list>
      <text:p text:style-name="P1"/>
      <text:p text:style-name="P1"><text:tab/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26"><text:span text:style-name="T3">Open-Boat-Project Workshop-Planung Messe 2022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</table:table-row>
        <text:soft-page-break/>
        <table:table-row table:style-name="Table1.1">
          <table:table-cell table:style-name="Table1.A3" office:value-type="string">
            <text:p text:style-name="P26"><text:span text:style-name="T3">Zeit</text:span></text:p>
          </table:table-cell>
          <table:table-cell table:style-name="Table1.B3" office:value-type="string">
            <text:p text:style-name="P26"><text:span text:style-name="T3">Samstag</text:span></text:p>
          </table:table-cell>
          <table:table-cell table:style-name="Table1.B3" office:value-type="string">
            <text:p text:style-name="P26"><text:span text:style-name="T3">Sonntag</text:span></text:p>
          </table:table-cell>
          <table:table-cell table:style-name="Table1.B3" office:value-type="string">
            <text:p text:style-name="P26"><text:span text:style-name="T3">Montag</text:span></text:p>
          </table:table-cell>
          <table:table-cell table:style-name="Table1.B3" office:value-type="string">
            <text:p text:style-name="P26"><text:span text:style-name="T3">Dienstag</text:span></text:p>
          </table:table-cell>
          <table:table-cell table:style-name="Table1.B3" office:value-type="string">
            <text:p text:style-name="P26"><text:span text:style-name="T3">Mittwoch</text:span></text:p>
          </table:table-cell>
          <table:table-cell table:style-name="Table1.B3" office:value-type="string">
            <text:p text:style-name="P26"><text:span text:style-name="T3">Donnerstag</text:span></text:p>
          </table:table-cell>
          <table:table-cell table:style-name="Table1.B3" office:value-type="string">
            <text:p text:style-name="P26"><text:span text:style-name="T3">Freitag</text:span></text:p>
          </table:table-cell>
          <table:table-cell table:style-name="Table1.B3" office:value-type="string">
            <text:p text:style-name="P26"><text:span text:style-name="T3">Samstag</text:span></text:p>
          </table:table-cell>
          <table:table-cell table:style-name="Table1.B3" office:value-type="string">
            <text:p text:style-name="P26"><text:span text:style-name="T3">Sonntag</text:span></text:p>
          </table:table-cell>
        </table:table-row>
        <table:table-row table:style-name="Table1.1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</table:table-row>
        <text:soft-page-break/>
        <table:table-row table:style-name="Table1.1">
          <table:table-cell table:style-name="Table1.A3" office:value-type="string">
            <text:p text:style-name="P26"><text:span text:style-name="T4">10-11:00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</table:table-row>
        <table:table-row table:style-name="Table1.1">
          <table:table-cell table:style-name="Table1.A3" office:value-type="string">
            <text:p text:style-name="P26"><text:span text:style-name="T4">11:30-12:30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</table:table-row>
        <text:soft-page-break/>
        <table:table-row table:style-name="Table1.1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</table:table-row>
        <table:table-row table:style-name="Table1.1">
          <table:table-cell table:style-name="Table1.A3" office:value-type="string">
            <text:p text:style-name="P26"><text:span text:style-name="T4">14:00-16:00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6"><text:span text:style-name="T4">DIY-Windsensor</text:span></text:p>
          </table:table-cell>
          <table:table-cell table:style-name="Table1.B3" office:value-type="string">
            <text:p text:style-name="P26"><text:span text:style-name="T4">Kleines ESP-Projekt</text:span></text:p>
          </table:table-cell>
          <table:table-cell table:style-name="Table1.B3" office:value-type="string">
            <text:p text:style-name="P26"><text:span text:style-name="T4">AvNav</text:span></text:p>
          </table:table-cell>
          <table:table-cell table:style-name="Table1.B3" office:value-type="string">
            <text:p text:style-name="P26"><text:span text:style-name="T4">OP, SignalK und KIP</text:span></text:p>
          </table:table-cell>
          <table:table-cell table:style-name="Table1.B3" office:value-type="string">
            <text:p text:style-name="P26"><text:span text:style-name="T4">BME 280 u Node-Red</text:span></text:p>
          </table:table-cell>
          <table:table-cell table:style-name="Table1.B3" office:value-type="string">
            <text:p text:style-name="P26"><text:span text:style-name="T4">3D-Druck, Konstruktion</text:span></text:p>
          </table:table-cell>
          <table:table-cell table:style-name="Table1.B3" office:value-type="string">
            <text:p text:style-name="P26"><text:span text:style-name="T4">DIY-Windsensor</text:span></text:p>
          </table:table-cell>
          <table:table-cell table:style-name="Table1.B3" office:value-type="string">
            <text:p text:style-name="P27"/>
          </table:table-cell>
        </table:table-row>
        <text:soft-page-break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ext:soft-page-break/>
        <table:table-row table:style-name="Table1.1">
          <table:table-cell table:style-name="Table1.A1" office:value-type="string">
            <text:p text:style-name="P26"><text:span text:style-name="T3">Workshop: Vorbereitung und Durchführung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ext:soft-page-break/>
        <table:table-row table:style-name="Table1.1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6"><text:span text:style-name="T3">Vorbereitung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6"><text:span text:style-name="T3">Durchführung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3" office:value-type="string">
            <text:p text:style-name="P26"><text:span text:style-name="T4">Boot4School</text:span></text:p>
          </table:table-cell>
          <table:table-cell table:style-name="Table1.B3" office:value-type="string">
            <text:p text:style-name="P26"><text:span text:style-name="T4">Gerrit, Michael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6"><text:span text:style-name="T4">Gerrit, Michael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ext:soft-page-break/>
        <table:table-row table:style-name="Table1.1">
          <table:table-cell table:style-name="Table1.A3" office:value-type="string">
            <text:p text:style-name="P26"><text:span text:style-name="T4">DIY-Windsensor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3" office:value-type="string">
            <text:p text:style-name="P26"><text:span text:style-name="T4">BME280 Node-Red</text:span></text:p>
          </table:table-cell>
          <table:table-cell table:style-name="Table1.B3" office:value-type="string">
            <text:p text:style-name="P26"><text:span text:style-name="T4">Michael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6"><text:span text:style-name="T4">Michael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ext:soft-page-break/>
        <table:table-row table:style-name="Table1.1">
          <table:table-cell table:style-name="Table1.A3" office:value-type="string">
            <text:p text:style-name="P26"><text:span text:style-name="T4">AvNav</text:span></text:p>
          </table:table-cell>
          <table:table-cell table:style-name="Table1.B3" office:value-type="string">
            <text:p text:style-name="P26"><text:span text:style-name="T4">Andreas, Michael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3" office:value-type="string">
            <text:p text:style-name="P26"><text:span text:style-name="T4">SignalK und KIP</text:span></text:p>
          </table:table-cell>
          <table:table-cell table:style-name="Table1.B3" office:value-type="string">
            <text:p text:style-name="P26"><text:span text:style-name="T4">Michael</text:span></text:p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6"><text:span text:style-name="T4">Michael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ext:soft-page-break/>
        <table:table-row table:style-name="Table1.1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ext:soft-page-break/>
        <table:table-row table:style-name="Table1.1">
          <table:table-cell table:style-name="Table1.A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B3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ext:soft-page-break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able:table-row table:style-name="Table1.1">
          <table:table-cell table:style-name="Table1.A1" office:value-type="string">
            <text:p text:style-name="P26"><text:span text:style-name="T4">Workshop-Anmeldung: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</table:table-row>
        <text:soft-page-break/>
        <table:table-row table:style-name="Table1.1">
          <table:table-cell table:style-name="Table1.A1" office:value-type="string">
            <text:p text:style-name="P26"><text:span text:style-name="T4">Läuft über Tool der Boot, Mindestzeitraum Vorab-Anmeldund bei kostenintensiven Workshops: 10.1.2022</text:span>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/>
          </table:table-cell>
          <table:table-cell table:style-name="Table1.J25" office:value-type="string">
            <text:p text:style-name="P2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font-size="11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a" style:num-letter-sync="true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7" meta:paragraph-count="110" meta:word-count="507" meta:character-count="3362" meta:non-whitespace-character-count="2980"/>
    <meta:generator>LibreOfficeDev/6.0.5.2$Linux_X86_64 LibreOffice_project/</meta:generator>
  </office:meta>
</office:document-meta>
</file>